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7167543356633889468"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2241231293318351655"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2806035976972124593"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1962986039954807897"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4063161480363896533"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2 miles.</text:p>
      <text:p text:style-name="P40">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10"><text:soft-page-break/>Sat June 20, 2020 4.85 miles <text:s/></text:p>
      <text:list xml:id="list2948304232051135896" text:style-name="L6">
        <text:list-item>
          <text:list>
            <text:list-header>
              <text:p text:style-name="P72"><text:span text:style-name="T1">Warm up:</text:span> 0.2 mile jog and rest 2 minutes</text:p>
              <text:p text:style-name="P72"><text:span text:style-name="T1">Run:</text:span> 4,4 miles averaging 10:21 on hilly roads in California MD</text:p>
            </text:list-header>
          </text:list>
        </text:list-item>
      </text:list>
      <text:p text:style-name="P15">Mile splits: 11:51, 10:38, 10:19, 9:23 and the last 0.4 miles at 8:27/mile</text:p>
      <text:p text:style-name="P15"><text:span text:style-name="T1">Warm down:</text:span> rest 2 minutes and 0.25 jog</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0T13:15:09.26</dc:date>
    <dc:creator>James Lombardi</dc:creator>
    <meta:editing-duration>P4DT19H23M58S</meta:editing-duration>
    <meta:editing-cycles>428</meta:editing-cycles>
    <meta:generator>OpenOffice/4.1.2$Win32 OpenOffice.org_project/412m3$Build-9782</meta:generator>
    <meta:document-statistic meta:table-count="0" meta:image-count="0" meta:object-count="0" meta:page-count="57" meta:paragraph-count="1535" meta:word-count="16893" meta:character-count="83937"/>
  </office:meta>
</office:document-meta>
</file>